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810000004CEFACE108.png"/>
  <manifest:file-entry manifest:media-type="image/png" manifest:full-path="Pictures/1000020100000080000000367BF8F04D.png"/>
  <manifest:file-entry manifest:media-type="image/png" manifest:full-path="Pictures/100000000000005E0000005EBB0B1D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5cm" svg:height="4.545cm" svg:x="12.5cm" svg:y="4.5cm">
          <text:p text:style-name="P1">Web</text:p>
          <text:p text:style-name="P1">( Django</text:p>
          <text:p text:style-name="P1">+</text:p>
          <text:p text:style-name="P1">Apache 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4cm" svg:height="4cm" svg:x="6.5cm" svg:y="5.5cm">
          <text:p text:style-name="P1">Ping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id="id2" draw:layer="layout" svg:width="3cm" svg:height="3.5cm" svg:x="10cm" svg:y="10cm">
          <text:p text:style-name="P1">RDBMS</text:p>
          <draw:enhanced-geometry svg:viewBox="0 0 88 21600" draw:glue-points="44 ?f6 44 0 0 10800 44 21600 88 10800" draw:text-areas="0 ?f6 88 ?f3" draw:type="can" draw:modifiers="5855.012853470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8cm" svg:y1="11.749cm" svg:x2="10cm" svg:y2="11.749cm" draw:start-shape="id1" draw:start-glue-point="10" draw:end-shape="id2" draw:end-glue-point="6" svg:d="m8000 11749h2000">
          <text:p/>
        </draw:connector>
        <draw:connector draw:style-name="gr5" draw:text-style-name="P1" draw:layer="layout" draw:type="lines" draw:line-skew="0.498cm" svg:x1="10.498cm" svg:y1="7.499cm" svg:x2="11.499cm" svg:y2="10cm" draw:start-shape="id3" draw:start-glue-point="10" draw:end-shape="id2" draw:end-glue-point="5" svg:d="m10498 7499h1002l-1 2000v501">
          <text:p/>
        </draw:connector>
        <draw:connector draw:style-name="gr5" draw:text-style-name="P1" draw:layer="layout" draw:type="lines" svg:x1="13cm" svg:y1="11.749cm" svg:x2="14.999cm" svg:y2="9.045cm" draw:start-shape="id2" draw:start-glue-point="8" draw:end-shape="id4" draw:end-glue-point="8" svg:d="m13000 11749h502l1497-2203v-501">
          <text:p/>
        </draw:connector>
        <draw:frame draw:style-name="gr6" draw:text-style-name="P1" draw:id="id7" draw:layer="layout" svg:width="1.946cm" svg:height="0.82cm" svg:x="2.054cm" svg:y="2.68cm">
          <draw:image xlink:href="Pictures/1000020100000080000000367BF8F04D.png" xlink:type="simple" xlink:show="embed" xlink:actuate="onLoad">
            <text:p/>
          </draw:image>
        </draw:frame>
        <draw:frame draw:style-name="gr6" draw:text-style-name="P1" draw:id="id8" draw:layer="layout" svg:width="2.04cm" svg:height="1.201cm" svg:x="7.96cm" svg:y="2.299cm">
          <draw:image xlink:href="Pictures/10000201000000810000004CEFACE108.png" xlink:type="simple" xlink:show="embed" xlink:actuate="onLoad">
            <text:p/>
          </draw:image>
        </draw:frame>
        <draw:frame draw:style-name="gr6" draw:text-style-name="P1" draw:id="id6" draw:layer="layout" svg:width="1.946cm" svg:height="0.82cm" svg:x="2.054cm" svg:y="4.5cm">
          <draw:image xlink:href="Pictures/1000020100000080000000367BF8F04D.png" xlink:type="simple" xlink:show="embed" xlink:actuate="onLoad">
            <text:p/>
          </draw:image>
        </draw:frame>
        <draw:frame draw:style-name="gr6" draw:text-style-name="P1" draw:id="id5" draw:layer="layout" svg:width="1.946cm" svg:height="0.82cm" svg:x="2cm" svg:y="6.5cm">
          <draw:image xlink:href="Pictures/1000020100000080000000367BF8F04D.png" xlink:type="simple" xlink:show="embed" xlink:actuate="onLoad">
            <text:p/>
          </draw:image>
        </draw:frame>
        <draw:connector draw:style-name="gr7" draw:text-style-name="P1" draw:layer="layout" draw:type="curve" svg:x1="8.499cm" svg:y1="5.5cm" svg:x2="3.946cm" svg:y2="6.91cm" draw:start-shape="id3" draw:start-glue-point="4" draw:end-shape="id5" draw:end-glue-point="1" svg:d="m8499 5500c0-751-1638-626-2298-86s-340 1496-2255 1496">
          <text:p/>
        </draw:connector>
        <draw:connector draw:style-name="gr7" draw:text-style-name="P1" draw:layer="layout" draw:type="curve" svg:x1="8.499cm" svg:y1="5.5cm" svg:x2="4cm" svg:y2="4.91cm" draw:start-shape="id3" draw:start-glue-point="4" draw:end-shape="id6" draw:end-glue-point="1" svg:d="m8499 5500c0-394-1499-590-4499-590">
          <text:p/>
        </draw:connector>
        <draw:connector draw:style-name="gr7" draw:text-style-name="P1" draw:layer="layout" draw:type="curve" svg:x1="8.499cm" svg:y1="5.5cm" svg:x2="4cm" svg:y2="3.09cm" draw:start-shape="id3" draw:start-glue-point="4" draw:end-shape="id7" draw:end-glue-point="1" svg:d="m8499 5500c0-1607-1499-2410-4499-2410">
          <text:p/>
        </draw:connector>
        <draw:connector draw:style-name="gr7" draw:text-style-name="P1" draw:layer="layout" draw:type="curve" svg:x1="8.499cm" svg:y1="5.5cm" svg:x2="8.98cm" svg:y2="3.5cm" draw:start-shape="id3" draw:start-glue-point="4" draw:end-shape="id8" draw:end-glue-point="2" svg:d="m8499 5500c0-1500 481-500 481-2000">
          <text:p/>
        </draw:connector>
        <draw:connector draw:style-name="gr7" draw:text-style-name="P1" draw:layer="layout" draw:type="curve" svg:x1="14.999cm" svg:y1="4.5cm" svg:x2="17cm" svg:y2="3.005cm" draw:start-shape="id4" draw:start-glue-point="4" draw:end-shape="id9" draw:end-glue-point="3" svg:d="m14999 4500c0-997 667-1495 2001-1495">
          <text:p/>
        </draw:connector>
        <draw:frame draw:style-name="gr6" draw:text-style-name="P1" draw:id="id9" draw:layer="layout" svg:width="1.989cm" svg:height="1.989cm" svg:x="17cm" svg:y="2.011cm">
          <draw:image xlink:href="Pictures/100000000000005E0000005EBB0B1D55.png" xlink:type="simple" xlink:show="embed" xlink:actuate="onLoad">
            <text:p/>
          </draw:image>
        </draw:frame>
        <draw:custom-shape draw:style-name="gr8" draw:text-style-name="P1" draw:id="id1" draw:layer="layout" svg:width="3.5cm" svg:height="3.5cm" svg:x="4.5cm" svg:y="10cm">
          <text:p text:style-name="P1">CL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26T22:28:03</meta:creation-date>
    <dc:date>2009-11-27T00:27:38</dc:date>
    <meta:editing-duration>PT01H52M52S</meta:editing-duration>
    <meta:editing-cycles>4</meta:editing-cycles>
    <meta:generator>OpenOffice.org/3.1$Unix OpenOffice.org_project/310m19$Build-9420</meta:generator>
    <meta:document-statistic meta:object-count="17"/>
  </office:meta>
</office:document-meta>
</file>